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A000004D750E263E53890F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office:forms form:automatic-focus="false" form:apply-design-mode="false"/>
        <draw:frame draw:style-name="gr1" draw:text-style-name="P1" draw:layer="layout" svg:width="4.4cm" svg:height="1.353cm" svg:x="21.6cm" svg:y="3.4cm">
          <draw:text-box>
            <text:p><text:span text:style-name="T1">S W <text:s/>1 <text:s/>1 <text:s/>2 <text:s/>B <text:s/>X</text:span></text:p>
          </draw:text-box>
        </draw:frame>
        <draw:frame draw:style-name="gr2" draw:text-style-name="P1" draw:layer="layout" svg:width="7cm" svg:height="0.802cm" svg:x="11.6cm" svg:y="1.8cm">
          <draw:text-box>
            <text:p><text:span text:style-name="T1">T <text:s/>R <text:s/>A <text:s/>N </text:span></text:p>
          </draw:text-box>
        </draw:frame>
        <draw:frame draw:style-name="gr2" draw:text-style-name="P1" draw:layer="layout" svg:width="7cm" svg:height="0.802cm" svg:x="11.6cm" svg:y="2.4cm">
          <draw:text-box>
            <text:p><text:span text:style-name="T1">H O <text:s/>A <text:s/>N <text:s/>G <text:s text:c="4"/>D <text:s/>U <text:s/>Y</text:span></text:p>
          </draw:text-box>
        </draw:frame>
        <draw:frame draw:style-name="gr3" draw:text-style-name="P1" draw:layer="layout" svg:width="4.4cm" svg:height="0.802cm" svg:x="22.2cm" svg:y="2.447cm">
          <draw:text-box>
            <text:p><text:span text:style-name="T1">0 <text:s/>0 <text:s/>0 <text:s text:c="2"/>0 <text:s/>2 <text:s/>0 <text:s/></text:span></text:p>
          </draw:text-box>
        </draw:frame>
        <draw:frame draw:style-name="gr1" draw:text-style-name="P1" draw:layer="layout" svg:width="4cm" svg:height="1.353cm" svg:x="4cm" svg:y="1.8cm">
          <draw:text-box>
            <text:p><text:span text:style-name="T1">8 <text:s/>3 <text:s text:c="2"/>6 <text:s/>3 <text:s/>2 <text:s/>9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1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6DA000004D750E263E53890F7CB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15T03:53:05.354247877</meta:creation-date>
    <meta:editing-duration>PT41M18S</meta:editing-duration>
    <meta:editing-cycles>5</meta:editing-cycles>
    <meta:generator>LibreOffice/6.4.0.3$MacOSX_X86_64 LibreOffice_project/b0a288ab3d2d4774cb44b62f04d5d28733ac6df8</meta:generator>
    <dc:title>Impress</dc:title>
    <dc:date>2020-02-15T04:45:25.716652539</dc:date>
    <meta:document-statistic meta:object-count="41"/>
  </office:meta>
</office:document-meta>
</file>